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3A000006713611E0F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174cm" svg:height="27.699cm" svg:x="1.6cm" svg:y="1.001cm">
          <draw:image xlink:href="Pictures/100000000000043A000006713611E0F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Hennes</meta:initial-creator>
    <meta:creation-date>2022-07-07T13:24:39.19</meta:creation-date>
    <dc:date>2022-07-07T13:25:28.49</dc:date>
    <dc:creator>Martin Hennes</dc:creator>
    <meta:editing-duration>PT49S</meta:editing-duration>
    <meta:editing-cycles>1</meta:editing-cycles>
    <meta:document-statistic meta:object-count="1"/>
    <meta:generator>OpenOffice/4.1.8$Win32 OpenOffice.org_project/418m3$Build-9803</meta:generator>
  </office:meta>
</office:document-meta>
</file>